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9pt"/>
    </style:style>
    <style:style style:name="co3" style:family="table-column">
      <style:table-column-properties fo:break-before="auto" style:column-width="88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ce1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X Positions</text:p>
          </table:table-cell>
          <table:table-cell office:value-type="string" calcext:value-type="string">
            <text:p>Y Positions</text:p>
          </table:table-cell>
          <table:table-cell table:style-name="Default" office:value-type="string" calcext:value-type="string">
            <text:p>Resistors Column</text:p>
          </table:table-cell>
          <table:table-cell table:style-name="Default"/>
          <table:table-cell office:value-type="string" calcext:value-type="string">
            <text:p>Bottom Row:</text:p>
          </table:table-cell>
          <table:table-cell office:value-type="float" office:value="129.54" calcext:value-type="float">
            <text:p>129.54</text:p>
          </table:table-cell>
        </table:table-row>
        <table:table-row table:style-name="ro1">
          <table:table-cell/>
          <table:table-cell table:style-name="Default" office:value-type="float" office:value="35.56" calcext:value-type="float">
            <text:p>35.56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([.B3]-[.G2])/2+[.G2]" office:value-type="float" office:value="43.625" calcext:value-type="float">
            <text:p>43.625</text:p>
          </table:table-cell>
          <table:table-cell office:value-type="string" calcext:value-type="string">
            <text:p>Leftmost:</text:p>
          </table:table-cell>
          <table:table-cell office:value-type="float" office:value="39.37" calcext:value-type="float">
            <text:p>39.37</text:p>
          </table:table-cell>
        </table:table-row>
        <table:table-row table:style-name="ro1">
          <table:table-cell/>
          <table:table-cell table:formula="of:=[.B2]+12.32" office:value-type="float" office:value="47.88" calcext:value-type="float">
            <text:p>47.88</text:p>
          </table:table-cell>
          <table:table-cell table:style-name="ce2" table:formula="of:=[.C2]+4.8175" office:value-type="float" office:value="95.8175" calcext:value-type="float">
            <text:p>95.8175</text:p>
          </table:table-cell>
          <table:table-cell office:value-type="float" office:value="2" calcext:value-type="float">
            <text:p>2</text:p>
          </table:table-cell>
          <table:table-cell table:formula="of:=([.B4]-[.B3])/2 + [.B3]" office:value-type="float" office:value="54.04" calcext:value-type="float">
            <text:p>54.04</text:p>
          </table:table-cell>
          <table:table-cell office:value-type="string" calcext:value-type="string">
            <text:p>Rightmost:</text:p>
          </table:table-cell>
          <table:table-cell office:value-type="float" office:value="270.51" calcext:value-type="float">
            <text:p>270.51</text:p>
          </table:table-cell>
        </table:table-row>
        <table:table-row table:style-name="ro1">
          <table:table-cell/>
          <table:table-cell table:formula="of:=[.B3]+12.32" office:value-type="float" office:value="60.2" calcext:value-type="float">
            <text:p>60.2</text:p>
          </table:table-cell>
          <table:table-cell table:formula="of:=[.C3]+4.8175" office:value-type="float" office:value="100.635" calcext:value-type="float">
            <text:p>100.635</text:p>
          </table:table-cell>
          <table:table-cell office:value-type="float" office:value="3" calcext:value-type="float">
            <text:p>3</text:p>
          </table:table-cell>
          <table:table-cell table:formula="of:=([.B5]-[.B4])/2 + [.B4]" office:value-type="float" office:value="66.36" calcext:value-type="float">
            <text:p>66.36</text:p>
          </table:table-cell>
          <table:table-cell table:number-columns-repeated="2"/>
        </table:table-row>
        <table:table-row table:style-name="ro1">
          <table:table-cell/>
          <table:table-cell table:formula="of:=[.B4]+12.32" office:value-type="float" office:value="72.52" calcext:value-type="float">
            <text:p>72.52</text:p>
          </table:table-cell>
          <table:table-cell table:formula="of:=[.C4]+4.8175" office:value-type="float" office:value="105.4525" calcext:value-type="float">
            <text:p>105.4525</text:p>
          </table:table-cell>
          <table:table-cell office:value-type="float" office:value="4" calcext:value-type="float">
            <text:p>4</text:p>
          </table:table-cell>
          <table:table-cell table:formula="of:=([.B6]-[.B5])/2 + [.B5]" office:value-type="float" office:value="78.68" calcext:value-type="float">
            <text:p>78.68</text:p>
          </table:table-cell>
          <table:table-cell table:number-columns-repeated="2"/>
        </table:table-row>
        <table:table-row table:style-name="ro1">
          <table:table-cell/>
          <table:table-cell table:formula="of:=[.B5]+12.32" office:value-type="float" office:value="84.84" calcext:value-type="float">
            <text:p>84.84</text:p>
          </table:table-cell>
          <table:table-cell table:style-name="ce2" table:formula="of:=[.C5]+4.8175" office:value-type="float" office:value="110.27" calcext:value-type="float">
            <text:p>110.27</text:p>
          </table:table-cell>
          <table:table-cell office:value-type="float" office:value="5" calcext:value-type="float">
            <text:p>5</text:p>
          </table:table-cell>
          <table:table-cell table:formula="of:=([.B7]-[.B6])/2 + [.B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/>
          <table:table-cell table:formula="of:=[.B6]+12.32" office:value-type="float" office:value="97.16" calcext:value-type="float">
            <text:p>97.16</text:p>
          </table:table-cell>
          <table:table-cell table:formula="of:=[.C6]+4.8175" office:value-type="float" office:value="115.0875" calcext:value-type="float">
            <text:p>115.0875</text:p>
          </table:table-cell>
          <table:table-cell office:value-type="float" office:value="6" calcext:value-type="float">
            <text:p>6</text:p>
          </table:table-cell>
          <table:table-cell table:formula="of:=([.B8]-[.B7])/2 + [.B7]" office:value-type="float" office:value="103.32" calcext:value-type="float">
            <text:p>103.32</text:p>
          </table:table-cell>
          <table:table-cell table:number-columns-repeated="2"/>
        </table:table-row>
        <table:table-row table:style-name="ro1">
          <table:table-cell/>
          <table:table-cell table:formula="of:=[.B7]+12.32" office:value-type="float" office:value="109.48" calcext:value-type="float">
            <text:p>109.48</text:p>
          </table:table-cell>
          <table:table-cell table:formula="of:=[.C7]+4.8175" office:value-type="float" office:value="119.905" calcext:value-type="float">
            <text:p>119.905</text:p>
          </table:table-cell>
          <table:table-cell office:value-type="float" office:value="7" calcext:value-type="float">
            <text:p>7</text:p>
          </table:table-cell>
          <table:table-cell table:formula="of:=([.B9]-[.B8])/2 + [.B8]" office:value-type="float" office:value="115.64" calcext:value-type="float">
            <text:p>115.64</text:p>
          </table:table-cell>
          <table:table-cell table:number-columns-repeated="2"/>
        </table:table-row>
        <table:table-row table:style-name="ro1">
          <table:table-cell/>
          <table:table-cell table:formula="of:=[.B8]+12.32" office:value-type="float" office:value="121.8" calcext:value-type="float">
            <text:p>121.8</text:p>
          </table:table-cell>
          <table:table-cell table:formula="of:=[.C8]+4.8175" office:value-type="float" office:value="124.7225" calcext:value-type="float">
            <text:p>124.7225</text:p>
          </table:table-cell>
          <table:table-cell office:value-type="float" office:value="8" calcext:value-type="float">
            <text:p>8</text:p>
          </table:table-cell>
          <table:table-cell table:formula="of:=([.B10]-[.B9])/2 + [.B9]" office:value-type="float" office:value="127.96" calcext:value-type="float">
            <text:p>127.96</text:p>
          </table:table-cell>
          <table:table-cell table:number-columns-repeated="2"/>
        </table:table-row>
        <table:table-row table:style-name="ro1">
          <table:table-cell/>
          <table:table-cell table:formula="of:=[.B9]+12.32" office:value-type="float" office:value="134.12" calcext:value-type="float">
            <text:p>134.12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B11]-[.B10])/2 + [.B10]" office:value-type="float" office:value="140.28" calcext:value-type="float">
            <text:p>140.28</text:p>
          </table:table-cell>
          <table:table-cell table:number-columns-repeated="2"/>
        </table:table-row>
        <table:table-row table:style-name="ro1">
          <table:table-cell/>
          <table:table-cell table:formula="of:=[.B10]+12.32" office:value-type="float" office:value="146.44" calcext:value-type="float">
            <text:p>146.4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B12]-[.B11])/2 + [.B11]" office:value-type="float" office:value="152.6" calcext:value-type="float">
            <text:p>152.6</text:p>
          </table:table-cell>
          <table:table-cell table:number-columns-repeated="2"/>
        </table:table-row>
        <table:table-row table:style-name="ro1">
          <table:table-cell/>
          <table:table-cell table:formula="of:=[.B11]+12.32" office:value-type="float" office:value="158.76" calcext:value-type="float">
            <text:p>158.7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[.B13]-[.B12])/2 + [.B12]" office:value-type="float" office:value="164.92" calcext:value-type="float">
            <text:p>164.92</text:p>
          </table:table-cell>
          <table:table-cell table:number-columns-repeated="2"/>
        </table:table-row>
        <table:table-row table:style-name="ro1">
          <table:table-cell/>
          <table:table-cell table:formula="of:=[.B12]+12.32" office:value-type="float" office:value="171.08" calcext:value-type="float">
            <text:p>171.0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B14]-[.B13])/2 + [.B13]" office:value-type="float" office:value="177.24" calcext:value-type="float">
            <text:p>177.24</text:p>
          </table:table-cell>
          <table:table-cell table:number-columns-repeated="2"/>
        </table:table-row>
        <table:table-row table:style-name="ro1">
          <table:table-cell/>
          <table:table-cell table:formula="of:=[.B13]+12.32" office:value-type="float" office:value="183.4" calcext:value-type="float">
            <text:p>183.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B15]-[.B14])/2 + [.B14]" office:value-type="float" office:value="189.56" calcext:value-type="float">
            <text:p>189.56</text:p>
          </table:table-cell>
          <table:table-cell table:number-columns-repeated="2"/>
        </table:table-row>
        <table:table-row table:style-name="ro1">
          <table:table-cell/>
          <table:table-cell table:formula="of:=[.B14]+12.32" office:value-type="float" office:value="195.72" calcext:value-type="float">
            <text:p>195.7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B16]-[.B15])/2 + [.B15]" office:value-type="float" office:value="201.88" calcext:value-type="float">
            <text:p>201.88</text:p>
          </table:table-cell>
          <table:table-cell table:number-columns-repeated="2"/>
        </table:table-row>
        <table:table-row table:style-name="ro1">
          <table:table-cell/>
          <table:table-cell table:formula="of:=[.B15]+12.32" office:value-type="float" office:value="208.04" calcext:value-type="float">
            <text:p>208.0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B17]-[.B16])/2 + [.B16]" office:value-type="float" office:value="214.2" calcext:value-type="float">
            <text:p>214.2</text:p>
          </table:table-cell>
          <table:table-cell table:number-columns-repeated="2"/>
        </table:table-row>
        <table:table-row table:style-name="ro1">
          <table:table-cell/>
          <table:table-cell table:formula="of:=[.B16]+12.32" office:value-type="float" office:value="220.36" calcext:value-type="float">
            <text:p>220.3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B18]-[.B17])/2 + [.B17]" office:value-type="float" office:value="226.52" calcext:value-type="float">
            <text:p>226.52</text:p>
          </table:table-cell>
          <table:table-cell table:number-columns-repeated="2"/>
        </table:table-row>
        <table:table-row table:style-name="ro1">
          <table:table-cell/>
          <table:table-cell table:formula="of:=[.B17]+12.32" office:value-type="float" office:value="232.68" calcext:value-type="float">
            <text:p>232.6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B19]-[.B18])/2 + [.B18]" office:value-type="float" office:value="238.84" calcext:value-type="float">
            <text:p>238.84</text:p>
          </table:table-cell>
          <table:table-cell table:number-columns-repeated="2"/>
        </table:table-row>
        <table:table-row table:style-name="ro1">
          <table:table-cell/>
          <table:table-cell table:formula="of:=[.B18]+12.32" office:value-type="float" office:value="245" calcext:value-type="float">
            <text:p>24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B20]-[.B19])/2 + [.B19]" office:value-type="float" office:value="251.16" calcext:value-type="float">
            <text:p>251.16</text:p>
          </table:table-cell>
          <table:table-cell table:number-columns-repeated="2"/>
        </table:table-row>
        <table:table-row table:style-name="ro1">
          <table:table-cell/>
          <table:table-cell table:formula="of:=[.B19]+12.32" office:value-type="float" office:value="257.32" calcext:value-type="float">
            <text:p>257.32</text:p>
          </table:table-cell>
          <table:table-cell/>
          <table:table-cell office:value-type="float" office:value="19" calcext:value-type="float">
            <text:p>19</text:p>
          </table:table-cell>
          <table:table-cell table:style-name="Default" table:formula="of:=([.G3]-[.B20])/2 + [.B20]" office:value-type="float" office:value="263.915" calcext:value-type="float">
            <text:p>263.9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21:01:51.463963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3:36:13.177900028</meta:creation-date>
    <dc:date>2018-05-15T23:42:46.539181203</dc:date>
    <meta:editing-duration>PT2H56M3S</meta:editing-duration>
    <meta:editing-cycles>10</meta:editing-cycles>
    <meta:generator>LibreOffice/5.1.6.2$Linux_X86_64 LibreOffice_project/10m0$Build-2</meta:generator>
    <meta:document-statistic meta:table-count="1" meta:cell-count="74" meta:object-count="0"/>
  </office:meta>
</office:document-meta>
</file>